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.7cm" svg:height="1.7cm" svg:x="1.9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.9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3.6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5.3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.9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3.6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3.6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8.7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0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3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2.1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8.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0.4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3.8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2.1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.9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.9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3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5.3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1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.9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7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3.6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5.3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5.3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7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5.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0.4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8.7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3.8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2.1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0.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8.7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0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cm" svg:height="1.7cm" svg:x="12.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3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cm" svg:height="1.7cm" svg:x="12.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1.7cm" svg:x="13.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o GR</meta:initial-creator>
    <meta:creation-date>2015-07-11T14:28:15.782484442</meta:creation-date>
    <dc:date>2015-07-11T14:50:48.978535359</dc:date>
    <dc:creator>Erico GR</dc:creator>
    <meta:editing-duration>PT7M12S</meta:editing-duration>
    <meta:editing-cycles>1</meta:editing-cycles>
    <meta:document-statistic meta:object-count="127"/>
    <meta:generator>LibreOffice/4.2.8.2$Linux_X86_64 LibreOffice_project/420m0$Build-2</meta:generator>
  </office:meta>
</office:document-meta>
</file>